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f198e" officeooo:paragraph-rsid="000f198e"/>
    </style:style>
    <style:style style:name="T1" style:family="text">
      <style:text-properties officeooo:rsid="0010cc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Mr. Beavan,</text:p>
      <text:p text:style-name="P1"/>
      <text:p text:style-name="P1"><text:span text:style-name="T1">Sorry for bothering u again. T</text:span>he Reason i didn’t read most of the Reasearch on Frankl’s Conjecture is i was Afraid that i couldn’t come up with a original idear after doing so. I will read it. Now i wan’t to present you an idea that i had.</text:p>
      <text:p text:style-name="P1"/>
      <text:p text:style-name="P1"/>
      <text:p text:style-name="P1">The Idea:</text:p>
      <text:p text:style-name="P1"/>
      <text:p text:style-name="P1">At First i wanted to create a Large Set of Families with my Computer and run statistiks over it. I thought maybe i could derive some insight this way. After creating a small Program that can do that i didn’t do the next Step and run it. I Paused. I felt this is not very promising. I still wanted to do it but later. My approach to get Progress is a bit chaotic. After a while i thought a little bit about the Method i coded. It takes a Set of Sets and creates a Family. That can be done with every Sets of Sets. I decided that a Set of Set named S that creates Family F should be named a basis of that Familiy F. There are often many Basis of a Familiy. If u can’t leave out any Set without changing the resulting Familiy F, then i would call that the minimal Basis of that Family. For example the minimal Basis of every Powerset is it’s Singletons. Also a Basis of Pair wise disjunct Set’s means every Element of those Set’s is abundant. After i found that i decided that maybe be inquiering the Basis i get more Results. A Map possible Bases seems a way to do this. I coded a little program that does that by assigning n-Numbers to a Basis of n Sets. Problem is it can’t accuratly distinct between every distinct Basis. But if the Basis is “Coherent” or the Basis has less than 4 Set’s it’s fine. I will extend that Program soon to come up with a Format for all possible Basis. I found that a <text:span text:style-name="T1">every Element that is abundant in the Basis is abundant in the Family. That doesn’t mean nessesarly that the other Elements aren’t. </text:span>What do think about this approach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4:42:28.849455334</meta:creation-date>
    <dc:date>2024-07-15T15:22:57.023644967</dc:date>
    <meta:editing-duration>PT40M29S</meta:editing-duration>
    <meta:editing-cycles>2</meta:editing-cycles>
    <meta:generator>LibreOffice/7.6.7.2$Linux_X86_64 LibreOffice_project/60$Build-2</meta:generator>
    <meta:document-statistic meta:table-count="0" meta:image-count="0" meta:object-count="0" meta:page-count="1" meta:paragraph-count="4" meta:word-count="356" meta:character-count="1826" meta:non-whitespace-character-count="1474"/>
  </office:meta>
</office:document-meta>
</file>